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5">Charger une photo de son choix pour le background de la page d'acceuil.</text:p>
      <text:p text:style-name="P6"/>
      <text:p text:style-name="P6">Nombre de page et leur description :</text:p>
      <text:p text:style-name="P10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1">La gallerie d'album:</text:p>
      <text:p text:style-name="P9">Contient toutes les albums.</text:p>
      <text:p text:style-name="P9"/>
      <text:p text:style-name="P11">La gallerie photo:</text:p>
      <text:p text:style-name="P9">Contient toutes les photos de l'albums sélectionné.</text:p>
      <text:p text:style-name="P4">Un dossier admin.</text:p>
      <text:p text:style-name="P4"/>
      <text:p text:style-name="P11">La page à propos:</text:p>
      <text:p text:style-name="P9">Présentation du photographe.</text:p>
      <text:p text:style-name="P9"/>
      <text:p text:style-name="P12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5M8S</meta:editing-duration>
    <meta:editing-cycles>4</meta:editing-cycles>
    <meta:generator>OpenOffice/4.1.7$Win32 OpenOffice.org_project/417m1$Build-9800</meta:generator>
    <dc:date>2022-06-20T19:35:44.42</dc:date>
    <dc:creator>Yoan Sabatier</dc:creator>
    <meta:document-statistic meta:table-count="0" meta:image-count="0" meta:object-count="0" meta:page-count="2" meta:paragraph-count="32" meta:word-count="161" meta:character-count="983"/>
    <meta:user-defined meta:name="Info 1"/>
    <meta:user-defined meta:name="Info 2"/>
    <meta:user-defined meta:name="Info 3"/>
    <meta:user-defined meta:name="Info 4"/>
  </office:meta>
</office:document-meta>
</file>